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solid" draw:textarea-vertical-align="middle"/>
    </style:style>
    <style:style style:name="gr2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812cm" fo:min-width="0.562cm"/>
    </style:style>
    <style:style style:name="gr3" style:family="graphic" style:parent-style-name="standard">
      <style:graphic-properties draw:stroke="solid" svg:stroke-color="#000000" draw:fill-color="#00a933" draw:textarea-horizontal-align="justify" draw:textarea-vertical-align="middle" draw:auto-grow-height="false" fo:min-height="0.812cm" fo:min-width="0.562cm"/>
    </style:style>
    <style:style style:name="gr4" style:family="graphic" style:parent-style-name="standard">
      <style:graphic-properties draw:stroke="none" svg:stroke-color="#000000" draw:fill="none" draw:fill-color="#ffffff" fo:min-height="0.4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92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bottom" draw:auto-grow-height="false" fo:min-height="5.465cm" fo:min-width="17.788cm"/>
      <style:paragraph-properties style:writing-mode="lr-tb"/>
    </style:style>
    <style:style style:name="gr9" style:family="graphic" style:parent-style-name="standard">
      <style:graphic-properties draw:fill-color="#ff8000" draw:opacity="40%" draw:textarea-horizontal-align="justify" draw:textarea-vertical-align="bottom" draw:auto-grow-height="false" fo:min-height="4.63cm" fo:min-width="3.691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00a933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color="#00a933"/>
    </style:style>
    <style:style style:name="P10" style:family="paragraph">
      <loext:graphic-properties draw:fill="none" draw:fill-color="#ffffff"/>
      <style:text-properties fo:color="#00a933"/>
    </style:style>
    <style:style style:name="P11" style:family="paragraph">
      <loext:graphic-properties draw:fill-color="#ff8000" draw:opacity="40%"/>
      <style:paragraph-properties fo:text-align="center"/>
      <style:text-properties fo:font-size="15pt" style:font-size-asian="15pt" style:font-size-complex="15pt"/>
    </style:style>
    <style:style style:name="T1" style:family="text">
      <style:text-properties fo:color="#00a933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8cm" svg:y1="4.226cm" svg:x2="18.7cm" svg:y2="4.225cm">
          <text:p/>
        </draw:line>
        <draw:custom-shape draw:style-name="gr2" draw:text-style-name="P2" draw:layer="layout" svg:width="1.5cm" svg:height="1.5cm" svg:x="3.1cm" svg:y="3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1.5cm" svg:x="7.1cm" svg:y="3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5cm" svg:height="1.5cm" svg:x="11.1cm" svg:y="3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.8cm" svg:y1="15.67cm" svg:x2="18.7cm" svg:y2="15.669cm">
          <text:p/>
        </draw:line>
        <draw:custom-shape draw:style-name="gr2" draw:text-style-name="P2" draw:layer="layout" svg:width="1.5cm" svg:height="1.5cm" svg:x="3.1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1.5cm" svg:x="7.1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5cm" svg:height="1.5cm" svg:x="11.1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cm" svg:height="1.5cm" svg:x="15.1cm" svg:y="14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.8cm" svg:y1="21.512cm" svg:x2="18.7cm" svg:y2="21.511cm">
          <text:p/>
        </draw:line>
        <draw:custom-shape draw:style-name="gr2" draw:text-style-name="P2" draw:layer="layout" svg:width="1.5cm" svg:height="1.5cm" svg:x="3.1cm" svg:y="20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1.5cm" svg:x="7.1cm" svg:y="20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1.5cm" svg:x="11.1cm" svg:y="2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" draw:id="id6" draw:layer="layout" svg:width="1.5cm" svg:height="1.5cm" svg:x="15.102cm" svg:y="20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878cm" svg:height="0.962cm" svg:x="11.499cm" svg:y="2.125cm">
          <draw:text-box>
            <text:p>n</text:p>
          </draw:text-box>
        </draw:frame>
        <draw:frame draw:style-name="gr5" draw:text-style-name="P4" draw:layer="layout" svg:width="1.813cm" svg:height="1.042cm" svg:x="7.5cm" svg:y="2.126cm">
          <draw:text-box>
            <text:p>n-1</text:p>
          </draw:text-box>
        </draw:frame>
        <draw:frame draw:style-name="gr4" draw:text-style-name="P4" draw:layer="layout" svg:width="1.878cm" svg:height="0.962cm" svg:x="11.499cm" svg:y="13.446cm">
          <draw:text-box>
            <text:p>n</text:p>
          </draw:text-box>
        </draw:frame>
        <draw:frame draw:style-name="gr5" draw:text-style-name="P4" draw:layer="layout" svg:width="1.813cm" svg:height="1.042cm" svg:x="7.5cm" svg:y="13.447cm">
          <draw:text-box>
            <text:p>n-1</text:p>
          </draw:text-box>
        </draw:frame>
        <draw:frame draw:style-name="gr4" draw:text-style-name="P4" draw:layer="layout" svg:width="1.878cm" svg:height="0.962cm" svg:x="11.499cm" svg:y="19.146cm">
          <draw:text-box>
            <text:p>n</text:p>
          </draw:text-box>
        </draw:frame>
        <draw:frame draw:style-name="gr5" draw:text-style-name="P4" draw:layer="layout" svg:width="1.813cm" svg:height="1.042cm" svg:x="7.5cm" svg:y="19.147cm">
          <draw:text-box>
            <text:p>n-1</text:p>
          </draw:text-box>
        </draw:frame>
        <draw:frame draw:style-name="gr4" draw:text-style-name="P6" xml:id="id1" draw:id="id1" draw:layer="layout" svg:width="1.878cm" svg:height="0.962cm" svg:x="10.9cm" svg:y="6.397cm">
          <draw:text-box>
            <text:p text:style-name="P5">live</text:p>
          </draw:text-box>
        </draw:frame>
        <draw:connector draw:style-name="gr6" draw:text-style-name="P1" draw:layer="layout" draw:type="line" svg:x1="11.839cm" svg:y1="6.397cm" svg:x2="11.85cm" svg:y2="5.026cm" draw:start-shape="id1" draw:start-glue-point="0" draw:end-shape="id2" draw:end-glue-point="8" svg:d="M11839 6397l11-1371" svg:viewBox="0 0 12 1372">
          <text:p/>
        </draw:connector>
        <draw:frame draw:style-name="gr4" draw:text-style-name="P6" xml:id="id3" draw:id="id3" draw:layer="layout" svg:width="1.878cm" svg:height="0.962cm" svg:x="10.9cm" svg:y="17.755cm">
          <draw:text-box>
            <text:p text:style-name="P5">live</text:p>
          </draw:text-box>
        </draw:frame>
        <draw:frame draw:style-name="gr7" draw:text-style-name="P6" xml:id="id5" draw:id="id5" draw:layer="layout" svg:width="1.657cm" svg:height="0.962cm" svg:x="14.991cm" svg:y="23.582cm">
          <draw:text-box>
            <text:p text:style-name="P5">live</text:p>
          </draw:text-box>
        </draw:frame>
        <draw:connector draw:style-name="gr6" draw:text-style-name="P1" draw:layer="layout" draw:type="line" svg:x1="11.839cm" svg:y1="17.755cm" svg:x2="11.85cm" svg:y2="16.47cm" draw:start-shape="id3" draw:start-glue-point="0" draw:end-shape="id4" draw:end-glue-point="8" svg:d="M11839 17755l11-1285" svg:viewBox="0 0 12 1286">
          <text:p/>
        </draw:connector>
        <draw:connector draw:style-name="gr6" draw:text-style-name="P1" draw:layer="layout" draw:type="line" svg:x1="15.819cm" svg:y1="23.582cm" svg:x2="15.852cm" svg:y2="22.194cm" draw:start-shape="id5" draw:start-glue-point="0" draw:end-shape="id6" draw:end-glue-point="8" svg:d="M15819 23582l33-1388" svg:viewBox="0 0 34 1389">
          <text:p/>
        </draw:connector>
        <draw:custom-shape draw:style-name="gr8" draw:text-style-name="P8" draw:layer="layout" svg:width="18.288cm" svg:height="5.715cm" svg:x="1.3cm" svg:y="1.889cm">
          <text:p text:style-name="P7">Avant déploiement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8.288cm" svg:height="5.715cm" svg:x="1.3cm" svg:y="13.31cm">
          <text:p text:style-name="P7">Tests d’intégration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8.288cm" svg:height="5.715cm" svg:x="1.3cm" svg:y="19.01cm">
          <text:p text:style-name="P7">Repositionnement de l’alias</text:p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1.878cm" svg:height="0.962cm" svg:x="15.224cm" svg:y="13.622cm">
          <draw:text-box>
            <text:p text:style-name="P9"><text:span text:style-name="T1">n+1</text:span></text:p>
          </draw:text-box>
        </draw:frame>
        <draw:frame draw:style-name="gr4" draw:text-style-name="P10" draw:layer="layout" svg:width="1.878cm" svg:height="0.962cm" svg:x="15.224cm" svg:y="19.122cm">
          <draw:text-box>
            <text:p text:style-name="P9"><text:span text:style-name="T1">n</text:span><text:span text:style-name="T1">+</text:span><text:span text:style-name="T1">1</text:span></text:p>
          </draw:text-box>
        </draw:frame>
        <draw:custom-shape draw:style-name="gr9" draw:text-style-name="P11" draw:layer="layout" svg:width="4.191cm" svg:height="4.88cm" svg:x="13.827cm" svg:y="13.514cm">
          <text:p text:style-name="P5"><text:span text:style-name="T2">Pre-traffic hook</text:span></text:p>
          <text:p text:style-name="P5"><text:span text:style-name="T2">Integration tests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8cm" svg:y1="9.96cm" svg:x2="18.7cm" svg:y2="9.959cm">
          <text:p/>
        </draw:line>
        <draw:custom-shape draw:style-name="gr2" draw:text-style-name="P2" draw:layer="layout" svg:width="1.5cm" svg:height="1.5cm" svg:x="3.1cm" svg:y="9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1.5cm" svg:x="7.1cm" svg:y="9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1.5cm" svg:height="1.5cm" svg:x="11.1cm" svg:y="9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cm" svg:height="1.5cm" svg:x="15.1cm" svg:y="9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878cm" svg:height="0.962cm" svg:x="11.499cm" svg:y="7.736cm">
          <draw:text-box>
            <text:p>n</text:p>
          </draw:text-box>
        </draw:frame>
        <draw:frame draw:style-name="gr5" draw:text-style-name="P4" draw:layer="layout" svg:width="1.813cm" svg:height="1.042cm" svg:x="7.5cm" svg:y="7.737cm">
          <draw:text-box>
            <text:p>n-1</text:p>
          </draw:text-box>
        </draw:frame>
        <draw:frame draw:style-name="gr4" draw:text-style-name="P6" xml:id="id7" draw:id="id7" draw:layer="layout" svg:width="1.878cm" svg:height="0.962cm" svg:x="10.9cm" svg:y="12.045cm">
          <draw:text-box>
            <text:p text:style-name="P5">live</text:p>
          </draw:text-box>
        </draw:frame>
        <draw:connector draw:style-name="gr6" draw:text-style-name="P1" draw:layer="layout" draw:type="line" svg:x1="11.839cm" svg:y1="12.045cm" svg:x2="11.85cm" svg:y2="10.76cm" draw:start-shape="id7" draw:start-glue-point="0" draw:end-shape="id8" draw:end-glue-point="8" svg:d="M11839 12045l11-1285" svg:viewBox="0 0 12 1286">
          <text:p/>
        </draw:connector>
        <draw:custom-shape draw:style-name="gr8" draw:text-style-name="P8" draw:layer="layout" svg:width="18.288cm" svg:height="5.715cm" svg:x="1.3cm" svg:y="7.6cm">
          <text:p text:style-name="P7">Déploiement nouvelle version</text:p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1.878cm" svg:height="0.962cm" svg:x="15.224cm" svg:y="7.912cm">
          <draw:text-box>
            <text:p text:style-name="P9"><text:span text:style-name="T1">n+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7T10:21:47.582835542</meta:creation-date>
    <dc:date>2021-03-27T10:44:16.049558608</dc:date>
    <meta:editing-duration>PT12M16S</meta:editing-duration>
    <meta:editing-cycles>3</meta:editing-cycles>
    <meta:generator>LibreOffice/6.4.6.2$Linux_X86_64 LibreOffice_project/40$Build-2</meta:generator>
    <meta:document-statistic meta:object-count="43"/>
  </office:meta>
</office:document-meta>
</file>